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4f7d" officeooo:paragraph-rsid="001e4f7d"/>
    </style:style>
    <style:style style:name="P2" style:family="paragraph" style:parent-style-name="Standard">
      <style:text-properties style:text-underline-style="none" officeooo:rsid="001e4f7d" officeooo:paragraph-rsid="001e4f7d"/>
    </style:style>
    <style:style style:name="P3" style:family="paragraph" style:parent-style-name="Standard" style:list-style-name="L2">
      <style:text-properties style:text-underline-style="none" officeooo:rsid="001e4f7d" officeooo:paragraph-rsid="001e4f7d"/>
    </style:style>
    <style:style style:name="P4" style:family="paragraph" style:parent-style-name="Standard" style:list-style-name="L3">
      <style:text-properties style:text-underline-style="none" officeooo:rsid="001e4f7d" officeooo:paragraph-rsid="001e4f7d"/>
    </style:style>
    <style:style style:name="P5" style:family="paragraph" style:parent-style-name="Standard">
      <style:text-properties style:text-underline-style="none" officeooo:rsid="001e4f7d" officeooo:paragraph-rsid="001e6e61"/>
    </style:style>
    <style:style style:name="P6" style:family="paragraph" style:parent-style-name="Standard" style:list-style-name="L4">
      <style:text-properties style:text-underline-style="none" officeooo:rsid="001e4f7d" officeooo:paragraph-rsid="001e6e61"/>
    </style:style>
    <style:style style:name="P7" style:family="paragraph" style:parent-style-name="Standard" style:list-style-name="L6">
      <style:text-properties style:text-underline-style="none" officeooo:rsid="001e6e61" officeooo:paragraph-rsid="001e6e61"/>
    </style:style>
    <style:style style:name="P8" style:family="paragraph" style:parent-style-name="Standard">
      <style:text-properties style:text-underline-style="none" officeooo:rsid="001e6e61" officeooo:paragraph-rsid="001e6e61"/>
    </style:style>
    <style:style style:name="P9" style:family="paragraph" style:parent-style-name="Standard" style:list-style-name="L8">
      <style:text-properties style:text-underline-style="none" officeooo:rsid="001e6e61" officeooo:paragraph-rsid="001e6e61"/>
    </style:style>
    <style:style style:name="P10" style:family="paragraph" style:parent-style-name="Standard" style:list-style-name="L9">
      <style:text-properties style:text-underline-style="none" officeooo:rsid="001e6e61" officeooo:paragraph-rsid="001e6e61"/>
    </style:style>
    <style:style style:name="P11" style:family="paragraph" style:parent-style-name="Standard">
      <style:text-properties style:text-underline-style="none" fo:font-weight="normal" officeooo:rsid="001e6e61" officeooo:paragraph-rsid="001e6e61" style:font-weight-asian="normal" style:font-weight-complex="normal"/>
    </style:style>
    <style:style style:name="P12" style:family="paragraph" style:parent-style-name="Standard" style:list-style-name="L10">
      <style:text-properties style:text-underline-style="none" fo:font-weight="normal" officeooo:rsid="001e6e61" officeooo:paragraph-rsid="001e6e61" style:font-weight-asian="normal" style:font-weight-complex="normal"/>
    </style:style>
    <style:style style:name="P13" style:family="paragraph" style:parent-style-name="Standard">
      <style:text-properties fo:font-style="italic" style:text-underline-style="none" officeooo:rsid="001e4f7d" officeooo:paragraph-rsid="001e4f7d" style:font-style-asian="italic" style:font-style-complex="italic"/>
    </style:style>
    <style:style style:name="P14" style:family="paragraph" style:parent-style-name="Standard" style:list-style-name="L2">
      <style:text-properties fo:font-style="italic" style:text-underline-style="none" officeooo:rsid="001e4f7d" officeooo:paragraph-rsid="001e4f7d" style:font-style-asian="italic" style:font-style-complex="italic"/>
    </style:style>
    <style:style style:name="T1" style:family="text">
      <style:text-properties officeooo:rsid="001e6e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7f12" style:font-weight-asian="bold" style:font-weight-complex="bold"/>
    </style:style>
    <style:style style:name="T4" style:family="text">
      <style:text-properties fo:font-weight="bold" officeooo:rsid="0023c80b" style:font-weight-asian="bold" style:font-weight-complex="bold"/>
    </style:style>
    <style:style style:name="T5" style:family="text">
      <style:text-properties officeooo:rsid="00217f1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officeooo:rsid="00217f12"/>
    </style:style>
    <style:style style:name="T8" style:family="text">
      <style:text-properties officeooo:rsid="0022086e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_SHELL </text:p>
      <text:p text:style-name="P2">files needed for the project.</text:p>
      <text:p text:style-name="P2"/>
      <text:p text:style-name="P2">1. start shell file or a file with the loop that will initialize our shell ,display our prompt and also loop back once execution is done.</text:p>
      <text:list xml:id="list3445109929" text:style-name="L3">
        <text:list-item>
          <text:p text:style-name="P4">Have a function that Checks for commands and operators here. </text:p>
        </text:list-item>
      </text:list>
      <text:p text:style-name="P2"/>
      <text:p text:style-name="P2">2. Our own _<text:span text:style-name="T5">my</text:span>getline( ) function implementation </text:p>
      <text:p text:style-name="P2"/>
      <text:p text:style-name="P2">3. String Handler file. <text:span text:style-name="T3">st</text:span><text:span text:style-name="T4">r</text:span><text:span text:style-name="T3">ing_handler.c</text:span></text:p>
      <text:list xml:id="list3994754708" text:style-name="L2">
        <text:list-item>
          <text:p text:style-name="P3">String length – handles the length of a string.</text:p>
        </text:list-item>
        <text:list-item>
          <text:p text:style-name="P3">String duplicate – handles a copy/ string duplication</text:p>
        </text:list-item>
        <text:list-item>
          <text:p text:style-name="P3">string compare – handles the comparison of 2 strings</text:p>
        </text:list-item>
        <text:list-item>
          <text:p text:style-name="P3">string concat – concatenates two strings </text:p>
        </text:list-item>
        <text:list-item>
          <text:p text:style-name="P14">string reverse – handles string reverse.</text:p>
        </text:list-item>
      </text:list>
      <text:p text:style-name="P2"/>
      <text:p text:style-name="P13">4. File to handle tokenization ie… toke<text:span text:style-name="T5">n_handling</text:span>.<text:span text:style-name="T5">c (</text:span><text:span text:style-name="T7">our own implementation of strtok</text:span><text:span text:style-name="T5">)</text:span></text:p>
      <text:p text:style-name="P2"/>
      <text:p text:style-name="P2"><text:span text:style-name="T6">5. File to handle error message and EOF handling as well.</text:span></text:p>
      <text:p text:style-name="P5"/>
      <text:p text:style-name="P5"><text:span text:style-name="T5">6</text:span><text:span text:style-name="T1">. File to handle variables and aliases..</text:span></text:p>
      <text:list xml:id="list2955949309" text:style-name="L4">
        <text:list-item>
          <text:p text:style-name="P6"><text:span text:style-name="T1">alias expand function</text:span></text:p>
        </text:list-item>
        <text:list-item>
          <text:p text:style-name="P6"><text:span text:style-name="T1">expand variables function</text:span></text:p>
        </text:list-item>
        <text:list-item>
          <text:p text:style-name="P6"><text:span text:style-name="T1">buffer add function</text:span></text:p>
          <text:p text:style-name="P6"><text:span text:style-name="T1"><text:s/></text:span></text:p>
        </text:list-item>
      </text:list>
      <text:p text:style-name="P2"><text:span text:style-name="T1">8. File to handle system calls</text:span></text:p>
      <text:list xml:id="list975297529" text:style-name="L6">
        <text:list-item>
          <text:p text:style-name="P7">handle exec ( )</text:p>
        </text:list-item>
        <text:list-item>
          <text:p text:style-name="P7">handle fork ( ) pid and ppids </text:p>
        </text:list-item>
      </text:list>
      <text:p text:style-name="P8"/>
      <text:p text:style-name="P8">9. File to handle env-management</text:p>
      <text:list xml:id="list1637084054" text:style-name="L8">
        <text:list-item>
          <text:p text:style-name="P9">setenv</text:p>
        </text:list-item>
        <text:list-item>
          <text:p text:style-name="P9">unsetenv</text:p>
        </text:list-item>
        <text:list-item>
          <text:p text:style-name="P9">e<text:span text:style-name="T8">n</text:span>v – printenvironment</text:p>
        </text:list-item>
      </text:list>
      <text:p text:style-name="P8"/>
      <text:p text:style-name="P8">10. Command management and Builtins</text:p>
      <text:list xml:id="list247737208" text:style-name="L9">
        <text:list-item>
          <text:p text:style-name="P10">handle built ins – cd , exit , pwd </text:p>
        </text:list-item>
        <text:list-item>
          <text:p text:style-name="P10">handle Ctrl + C</text:p>
        </text:list-item>
        <text:list-item>
          <text:p text:style-name="P10">handle comments #</text:p>
        </text:list-item>
        <text:list-item>
          <text:p text:style-name="P10">operators separated by <text:span text:style-name="T2">;</text:span></text:p>
        </text:list-item>
      </text:list>
      <text:p text:style-name="P8"><text:span text:style-name="T2"/></text:p>
      <text:p text:style-name="P11">11. File to handle &amp;&amp; and <text:span text:style-name="T2">| | <text:s/></text:span>operators</text:p>
      <text:p text:style-name="P11"/>
      <text:p text:style-name="P11">12. Get line file.</text:p>
      <text:list xml:id="list2722690986" text:style-name="L10">
        <text:list-item>
          <text:p text:style-name="P12">Our own implemenatation of getline( )</text:p>
        </text:list-item>
        <text:list-item>
          <text:p text:style-name="P12">Handle prompt and display prompt here.</text:p>
        </text:list-item>
      </text:list>
      <text:p text:style-name="P11"/>
      <text:p text:style-name="P11">13. man/help page.</text:p>
      <text:p text:style-name="P11"/>
      <text:p text:style-name="P11">14. Readme F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9:33:27.740091721</meta:creation-date>
    <dc:date>2023-04-17T22:25:47.484397163</dc:date>
    <meta:editing-duration>PT1M5S</meta:editing-duration>
    <meta:editing-cycles>1</meta:editing-cycles>
    <meta:document-statistic meta:table-count="0" meta:image-count="0" meta:object-count="0" meta:page-count="1" meta:paragraph-count="36" meta:word-count="227" meta:character-count="1288" meta:non-whitespace-character-count="1101"/>
    <meta:generator>LibreOffice/7.3.7.2$Linux_X86_64 LibreOffice_project/30$Build-2</meta:generator>
  </office:meta>
</office:document-meta>
</file>